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974d7"/>
    </style:style>
    <style:style style:name="P2" style:family="paragraph" style:parent-style-name="Standard">
      <style:text-properties officeooo:rsid="001974d7" officeooo:paragraph-rsid="001974d7"/>
    </style:style>
    <style:style style:name="P3" style:family="paragraph" style:parent-style-name="Standard">
      <style:text-properties officeooo:paragraph-rsid="001b57ee"/>
    </style:style>
    <style:style style:name="P4" style:family="paragraph" style:parent-style-name="Standard">
      <style:text-properties officeooo:rsid="001d041d" officeooo:paragraph-rsid="001d041d"/>
    </style:style>
    <style:style style:name="P5" style:family="paragraph" style:parent-style-name="Standard">
      <style:text-properties officeooo:paragraph-rsid="001d041d"/>
    </style:style>
    <style:style style:name="P6" style:family="paragraph" style:parent-style-name="Standard">
      <style:text-properties officeooo:rsid="001de79b" officeooo:paragraph-rsid="001de79b"/>
    </style:style>
    <style:style style:name="P7" style:family="paragraph" style:parent-style-name="Standard">
      <style:text-properties officeooo:rsid="001e330c" officeooo:paragraph-rsid="001e330c"/>
    </style:style>
    <style:style style:name="P8" style:family="paragraph" style:parent-style-name="Standard">
      <style:text-properties officeooo:paragraph-rsid="001e330c"/>
    </style:style>
    <style:style style:name="P9" style:family="paragraph" style:parent-style-name="Standard">
      <style:text-properties officeooo:rsid="001f3f47" officeooo:paragraph-rsid="001f3f47"/>
    </style:style>
    <style:style style:name="P10" style:family="paragraph" style:parent-style-name="Standard" style:list-style-name="L1"/>
    <style:style style:name="P11" style:family="paragraph" style:parent-style-name="Standard" style:list-style-name="L1">
      <style:text-properties officeooo:paragraph-rsid="001f3f47"/>
    </style:style>
    <style:style style:name="P12" style:family="paragraph" style:parent-style-name="Standard">
      <style:text-properties officeooo:rsid="001e330c" officeooo:paragraph-rsid="001e330c"/>
    </style:style>
    <style:style style:name="P13" style:family="paragraph" style:parent-style-name="Standard">
      <style:text-properties officeooo:rsid="001974d7" officeooo:paragraph-rsid="001974d7"/>
    </style:style>
    <style:style style:name="P14" style:family="paragraph" style:parent-style-name="Standard" style:list-style-name="L1" style:master-page-name="MP0">
      <style:paragraph-properties style:page-number="auto" fo:break-before="page"/>
    </style:style>
    <style:style style:name="T1" style:family="text">
      <style:text-properties officeooo:rsid="001974d7"/>
    </style:style>
    <style:style style:name="T2" style:family="text">
      <style:text-properties officeooo:rsid="001b57ee"/>
    </style:style>
    <style:style style:name="T3" style:family="text">
      <style:text-properties officeooo:rsid="001d041d"/>
    </style:style>
    <style:style style:name="T4" style:family="text">
      <style:text-properties officeooo:rsid="001e330c"/>
    </style:style>
    <style:style style:name="T5" style:family="text">
      <style:text-properties officeooo:rsid="001f3f47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984642597865018892" text:style-name="L1">
        <text:list-item>
          <text:p text:style-name="P14">What is Continous Integration?</text:p>
        </text:list-item>
      </text:list>
      <text:p text:style-name="Standard"/>
      <text:p text:style-name="P9">A.It is a s/w engineering practice in which isolated changes are immediately tested and reported to developers.</text:p>
      <text:p text:style-name="P9"/>
      <text:list xml:id="list100253766607265" text:continue-numbering="true" text:style-name="L1">
        <text:list-item>
          <text:p text:style-name="P10">What is Jenkins?</text:p>
        </text:list-item>
      </text:list>
      <text:p text:style-name="Standard"/>
      <text:p text:style-name="Standard"><text:s/>A. Is a c.i tool <text:span text:style-name="T5">which is used to build the artifacts</text:span></text:p>
      <text:p text:style-name="Standard"/>
      <text:list xml:id="list100254557104505" text:continue-numbering="true" text:style-name="L1">
        <text:list-item>
          <text:p text:style-name="P10">What is the difrence between Jenkins, Maven &amp; Ant?</text:p>
        </text:list-item>
      </text:list>
      <text:p text:style-name="P9"/>
      <text:p text:style-name="P9">A.</text:p>
      <text:p text:style-name="P9"/>
      <text:list xml:id="list100253821463864" text:continue-numbering="true" text:style-name="L1">
        <text:list-item>
          <text:p text:style-name="P10">SCM that jenkins supports?</text:p>
        </text:list-item>
      </text:list>
      <text:p text:style-name="Standard"/>
      <text:p text:style-name="P9">A. Git</text:p>
      <text:p text:style-name="P9"/>
      <text:list xml:id="list100253775543471" text:continue-numbering="true" text:style-name="L1">
        <text:list-item>
          <text:p text:style-name="P10">What is relation between Hudson &amp; Jenkins?</text:p>
        </text:list-item>
      </text:list>
      <text:p text:style-name="Standard"/>
      <text:p text:style-name="P9">A.</text:p>
      <text:p text:style-name="P9"/>
      <text:list xml:id="list100253977775791" text:continue-numbering="true" text:style-name="L1">
        <text:list-item>
          <text:p text:style-name="P11">What are advantages of using Jenkins? </text:p>
          <text:p text:style-name="P11"/>
          <text:p text:style-name="P11">A.For c.i</text:p>
          <text:p text:style-name="P11"/>
        </text:list-item>
        <text:list-item>
          <text:p text:style-name="P10">What are plugins in Jenkins?</text:p>
        </text:list-item>
      </text:list>
      <text:p text:style-name="P8"/>
      <text:p text:style-name="P7">A.plugins are used to perform the specified tasks.</text:p>
      <text:p text:style-name="P8"/>
      <text:list xml:id="list100254103376485" text:continue-numbering="true" text:style-name="L1">
        <text:list-item>
          <text:p text:style-name="P10">Mention all the plugins you used in jenkins and its purpose?</text:p>
        </text:list-item>
      </text:list>
      <text:p text:style-name="P8"><text:s text:c="12"/></text:p>
      <text:p text:style-name="P8"><text:s/>A.Git---to fetch the source code</text:p>
      <text:p text:style-name="Standard"><text:s text:c="18"/>maven---to built application</text:p>
      <text:p text:style-name="Standard"><text:s text:c="18"/>copy artifact---</text:p>
      <text:list xml:id="list100254729845721" text:continue-numbering="true" text:style-name="L1">
        <text:list-item>
          <text:p text:style-name="P10">How do you clone git reo in jenkins job?</text:p>
        </text:list-item>
      </text:list>
      <text:p text:style-name="Standard"/>
      <text:p text:style-name="Standard">A. Git url</text:p>
      <text:p text:style-name="Standard"/>
      <text:list xml:id="list100255007661351" text:continue-numbering="true" text:style-name="L1">
        <text:list-item>
          <text:p text:style-name="P10">How do you build java code with Maven in Jenkins?</text:p>
          <text:p text:style-name="P10"/>
        </text:list-item>
      </text:list>
      <text:p text:style-name="P8"><text:s/><text:span text:style-name="T4">A.</text:span>Package,install,verify,deploy</text:p>
      <text:p text:style-name="P8"/>
      <text:list xml:id="list100255462174893" text:continue-numbering="true" text:style-name="L1">
        <text:list-item>
          <text:p text:style-name="P10">What is static code analysis and what plugin you used for it?</text:p>
          <text:p text:style-name="P10"/>
        </text:list-item>
      </text:list>
      <text:p text:style-name="Standard">A.checkstyle</text:p>
      <text:p text:style-name="Standard"/>
      <text:list xml:id="list100253698835011" text:continue-numbering="true" text:style-name="L1">
        <text:list-item>
          <text:p text:style-name="P10">What is downstream and upstream job?</text:p>
        </text:list-item>
      </text:list>
      <text:p text:style-name="Standard"/>
      <text:p text:style-name="P7">A. downstream job:which need to be run after the present job</text:p>
      <text:p text:style-name="P7"><text:s text:c="5"/>upstream job: which need to be run before the present job</text:p>
      <text:p text:style-name="P7"/>
      <text:list xml:id="list100254290214164" text:continue-numbering="true" text:style-name="L1">
        <text:list-item>
          <text:p text:style-name="P10">What is Nexus repository manager?</text:p>
        </text:list-item>
      </text:list>
      <text:p text:style-name="P8"><text:soft-page-break/><text:s text:c="9"/></text:p>
      <text:p text:style-name="P8"><text:s/>A.To store artifacts</text:p>
      <text:p text:style-name="P8"/>
      <text:list xml:id="list100255650858075" text:continue-numbering="true" text:style-name="L1">
        <text:list-item>
          <text:p text:style-name="P10">How can you version and upload artifacts in Nexus repo?</text:p>
        </text:list-item>
      </text:list>
      <text:p text:style-name="P8"><text:s text:c="12"/></text:p>
      <text:p text:style-name="P8">A.bui<text:span text:style-name="T4">l</text:span>dtimestamp</text:p>
      <text:p text:style-name="Standard"/>
      <text:list xml:id="list100254404740327" text:continue-numbering="true" text:style-name="L1">
        <text:list-item>
          <text:p text:style-name="P10">How can you deploy artifact to tomcat server from Jenkins job?</text:p>
        </text:list-item>
      </text:list>
      <text:p text:style-name="P8"><text:s text:c="11"/></text:p>
      <text:p text:style-name="P8"><text:s/>A.Deploy to container</text:p>
      <text:p text:style-name="P8"/>
      <text:list xml:id="list100253856918581" text:continue-numbering="true" text:style-name="L1">
        <text:list-item>
          <text:p text:style-name="P10">What is workspace in jenkins?</text:p>
        </text:list-item>
      </text:list>
      <text:p text:style-name="Standard"/>
      <text:p text:style-name="P7">A.which contains all the files related to a particular build job.</text:p>
      <text:p text:style-name="P7"/>
      <text:list xml:id="list100255638387060" text:continue-numbering="true" text:style-name="L1">
        <text:list-item>
          <text:p text:style-name="P10">Copying artifacts to another job?</text:p>
        </text:list-item>
      </text:list>
      <text:p text:style-name="P8"><text:s text:c="7"/></text:p>
      <text:p text:style-name="P8"><text:s/>A. Copy artifact</text:p>
      <text:p text:style-name="P8"/>
      <text:list xml:id="list100254323278905" text:continue-numbering="true" text:style-name="L1">
        <text:list-item>
          <text:p text:style-name="P10">What is build pipeline?</text:p>
        </text:list-item>
      </text:list>
      <text:p text:style-name="P8"><text:s/></text:p>
      <text:p text:style-name="P8">A. This will do upstream <text:s/>&amp; downstream jobs in pipeline. <text:s/>It offers the ability to define manual triggers for jobs that require intervention prior <text:s/>to execution.</text:p>
      <text:p text:style-name="P9">(or)</text:p>
      <text:p text:style-name="P9">It allows you to script your build pipeline consisting of one or more build jobs into a single workflow. </text:p>
      <text:p text:style-name="Standard"/>
      <text:list xml:id="list100254159881911" text:continue-numbering="true" text:style-name="L1">
        <text:list-item>
          <text:p text:style-name="P10">How to create users in Jenkins?</text:p>
        </text:list-item>
      </text:list>
      <text:p text:style-name="Standard"/>
      <text:p text:style-name="P7">A.Manage jenkins--&gt;manage users--&gt;create users</text:p>
      <text:p text:style-name="P7"/>
      <text:list xml:id="list100254791666950" text:continue-numbering="true" text:style-name="L1">
        <text:list-item>
          <text:p text:style-name="P10">How to add/remove/disconnect nodes in Jenkins?</text:p>
        </text:list-item>
      </text:list>
      <text:p text:style-name="P5"><text:s text:c="7"/></text:p>
      <text:p text:style-name="P5">A. Manage jenkins------&gt;manage nodes-----&gt;add/remove</text:p>
      <text:list xml:id="list100254948925809" text:continue-numbering="true" text:style-name="L1">
        <text:list-header>
          <text:p text:style-name="P10"/>
        </text:list-header>
        <text:list-item>
          <text:p text:style-name="P10">How to restrict jenkins job to execute on a particular node?</text:p>
        </text:list-item>
      </text:list>
      <text:p text:style-name="P5"><text:s text:c="12"/></text:p>
      <text:p text:style-name="P5">A.Manage jenkins---.manage node--- add/remove</text:p>
      <text:p text:style-name="Standard"/>
      <text:list xml:id="list100254760382767" text:continue-numbering="true" text:style-name="L1">
        <text:list-item>
          <text:p text:style-name="P10">How to setup multiple Java or Maven or Git versions in Jenkins server?</text:p>
        </text:list-item>
      </text:list>
      <text:p text:style-name="Standard"/>
      <text:p text:style-name="P4">A.manage jenkins--&gt;global tool configuration</text:p>
      <text:p text:style-name="P4"/>
      <text:list xml:id="list100255414702267" text:continue-numbering="true" text:style-name="L1">
        <text:list-item>
          <text:p text:style-name="P10">How to set Environmental Variables in Jenkins?</text:p>
        </text:list-item>
      </text:list>
      <text:p text:style-name="P3"><text:s text:c="7"/></text:p>
      <text:p text:style-name="P3">A.manage jenkins----&gt;<text:span text:style-name="T3">configure system</text:span></text:p>
      <text:p text:style-name="P3"/>
      <text:list xml:id="list100254381809601" text:continue-numbering="true" text:style-name="L1">
        <text:list-item>
          <text:p text:style-name="P10">How to install/update/remove Plugins in Jenkins?</text:p>
        </text:list-item>
      </text:list>
      <text:p text:style-name="P3"><text:s text:c="12"/></text:p>
      <text:p text:style-name="P3">A.Manage jenkins----.manage plugins--.&gt;</text:p>
      <text:p text:style-name="Standard"/>
      <text:list xml:id="list100255693447026" text:continue-numbering="true" text:style-name="L1">
        <text:list-item>
          <text:p text:style-name="P10">How to execute ansible playbooks from Jenkins?</text:p>
        </text:list-item>
      </text:list>
      <text:p text:style-name="P3"><text:soft-page-break/><text:s text:c="12"/></text:p>
      <text:p text:style-name="P3">A.Ansible--&gt;plugin</text:p>
      <text:p text:style-name="P3"/>
      <text:list xml:id="list100254476518122" text:continue-numbering="true" text:style-name="L1">
        <text:list-item>
          <text:p text:style-name="P10">How to pass variables to ansible playbooks from Jenkins job?</text:p>
        </text:list-item>
      </text:list>
      <text:p text:style-name="P3"><text:s text:c="12"/></text:p>
      <text:p text:style-name="P3">A. Parameterized trigger <text:span text:style-name="T2">plugin</text:span></text:p>
      <text:p text:style-name="Standard"/>
      <text:list xml:id="list100255012966483" text:continue-numbering="true" text:style-name="L1">
        <text:list-item>
          <text:p text:style-name="P10">Build id variable name?</text:p>
        </text:list-item>
      </text:list>
      <text:p text:style-name="Standard"><text:s text:c="12"/></text:p>
      <text:p text:style-name="P2">A.BUILD_ID</text:p>
      <text:p text:style-name="P2"/>
      <text:list xml:id="list100254681694533" text:continue-numbering="true" text:style-name="L1">
        <text:list-item>
          <text:p text:style-name="P10">What is console output?</text:p>
        </text:list-item>
      </text:list>
      <text:p text:style-name="P1"><text:s text:c="12"/></text:p>
      <text:p text:style-name="P2">A.It shows the execution process of a particular job</text:p>
      <text:p text:style-name="P1"/>
      <text:list xml:id="list100255508089760" text:continue-numbering="true" text:style-name="L1">
        <text:list-item>
          <text:p text:style-name="P10">What is build history?</text:p>
        </text:list-item>
      </text:list>
      <text:p text:style-name="P1"><text:s text:c="12"/></text:p>
      <text:p text:style-name="P1">A. <text:span text:style-name="T2">It returns build id along with its timestamp.</text:span></text:p>
      <text:p text:style-name="P1"/>
      <text:list xml:id="list100254368255117" text:continue-numbering="true" text:style-name="L1">
        <text:list-item>
          <text:p text:style-name="P10">How to store credentials in Jenkins?</text:p>
        </text:list-item>
      </text:list>
      <text:p text:style-name="P1"><text:s text:c="7"/></text:p>
      <text:p text:style-name="P1">A. By using credential plugin we can store the credentials.</text:p>
      <text:p text:style-name="Standard"/>
      <text:list xml:id="list100254299248030" text:continue-numbering="true" text:style-name="L1">
        <text:list-item>
          <text:p text:style-name="P10">How to deploy older versions of artifacts from Jenkins job?</text:p>
        </text:list-item>
      </text:list>
      <text:p text:style-name="P1"><text:s text:c="7"/></text:p>
      <text:p text:style-name="P1"><text:span text:style-name="T1">A.</text:span> <text:span text:style-name="T1">Build parameters,through ansible</text:span></text:p>
      <text:p text:style-name="Standard"/>
      <text:list xml:id="list100254973361288" text:continue-numbering="true" text:style-name="L1">
        <text:list-item>
          <text:p text:style-name="P10">Name diffrent Phases in Maven and its purpose?</text:p>
        </text:list-item>
      </text:list>
      <text:p text:style-name="P3"><text:s text:c="12"/></text:p>
      <text:p text:style-name="P3">A.Validate---Compile---test---package---install---verify---deploy</text:p>
      <text:p text:style-name="Standard"/>
      <text:list xml:id="list100255020720399" text:continue-numbering="true" text:style-name="L1">
        <text:list-item>
          <text:p text:style-name="P10">How to restart Jenkins from browser?</text:p>
        </text:list-item>
      </text:list>
      <text:p text:style-name="P3"><text:s text:c="12"/></text:p>
      <text:p text:style-name="P3">A. Ip:8080/restart</text:p>
      <text:p text:style-name="Standard"/>
      <text:list xml:id="list100254655707663" text:continue-numbering="true" text:style-name="L1">
        <text:list-item>
          <text:p text:style-name="P10">How to start/stop/restart Jenkins from command line?</text:p>
        </text:list-item>
      </text:list>
      <text:p text:style-name="P3"><text:s text:c="12"/></text:p>
      <text:p text:style-name="P3">A. <text:s text:c="2"/>Service jenkins start/stop</text:p>
      <text:p text:style-name="Standard"/>
      <text:list xml:id="list100253841647007" text:continue-numbering="true" text:style-name="L1">
        <text:list-item>
          <text:p text:style-name="P10">What is the location of workspace of jobs in Jenkins server?</text:p>
        </text:list-item>
      </text:list>
      <text:p text:style-name="P3"><text:s text:c="6"/></text:p>
      <text:p text:style-name="P3">A. <text:s/>/var/lib/jenkins/workspace</text:p>
      <text:p text:style-name="Standard"/>
      <text:list xml:id="list100254696476624" text:continue-numbering="true" text:style-name="L1">
        <text:list-item>
          <text:p text:style-name="P10">Benefits of using Nodes in Jenkins?</text:p>
        </text:list-item>
      </text:list>
      <text:p text:style-name="P3"><text:s text:c="11"/></text:p>
      <text:p text:style-name="P3">A. Jenkins uses a Master-Slave architecture to manage distributed builds. In this architecture, Master and Slave communicate through TCP/IP protocol.</text:p>
      <text:p text:style-name="Standard"/>
      <text:list xml:id="list100255819331284" text:continue-numbering="true" text:style-name="L1">
        <text:list-item>
          <text:p text:style-name="P10">How to execute Bash script from Jenkins job?</text:p>
        </text:list-item>
      </text:list>
      <text:p text:style-name="P3"><text:s text:c="11"/></text:p>
      <text:p text:style-name="P3">A. <text:s/>Execute shell</text:p>
      <text:p text:style-name="P6">38.What is poll scm?</text:p>
      <text:p text:style-name="P6"><text:soft-page-break/></text:p>
      <text:p text:style-name="P6">A.whenever a new commit occured in git, poll scm trigger the job when we specified to run the job.</text:p>
      <text:p text:style-name="P6"/>
      <text:p text:style-name="P6">39.what is webhooks?</text:p>
      <text:p text:style-name="P6"/>
      <text:p text:style-name="P6">A.whenever a new commit occured in git, webhooks is used to call a particular job automatical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fo:text-shadow="none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fo:text-shadow="none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SWETHA</meta:initial-creator>
    <meta:creation-date>2017-03-12T15:48:00Z</meta:creation-date>
    <dc:date>2017-03-24T10:02:53.615023824</dc:date>
    <meta:editing-cycles>4</meta:editing-cycles>
    <meta:editing-duration>PT1H27M35S</meta:editing-duration>
    <meta:document-statistic meta:table-count="0" meta:image-count="0" meta:object-count="0" meta:page-count="4" meta:paragraph-count="106" meta:word-count="602" meta:character-count="3878" meta:non-whitespace-character-count="3130"/>
    <meta:template xlink:type="simple" xlink:actuate="onRequest" xlink:title="" xlink:href="Normal"/>
  </office:meta>
</office:document-meta>
</file>